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text-properties officeooo:rsid="0002b2cd" officeooo:paragraph-rsid="0002b2cd"/>
    </style:style>
    <style:style style:name="P2" style:family="paragraph" style:parent-style-name="Standard">
      <style:text-properties fo:font-size="15pt" officeooo:rsid="0002b2cd" officeooo:paragraph-rsid="0002b2cd" style:font-size-asian="15pt" style:font-size-complex="15pt"/>
    </style:style>
    <style:style style:name="P3" style:family="paragraph" style:parent-style-name="Standard">
      <style:text-properties fo:font-size="15pt" officeooo:rsid="0002c393" officeooo:paragraph-rsid="0002c393" style:font-size-asian="15pt" style:font-size-complex="15pt"/>
    </style:style>
    <style:style style:name="P4" style:family="paragraph" style:parent-style-name="Standard">
      <style:text-properties fo:font-size="15pt" officeooo:rsid="0003412e" officeooo:paragraph-rsid="0003412e" style:font-size-asian="15pt" style:font-size-complex="15pt"/>
    </style:style>
    <style:style style:name="T1" style:family="text">
      <style:text-properties officeooo:rsid="0002c39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341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ello, my name is keyner, i’m 21 years old, i’m from Colombia and i currently live in Barranquilla.</text:p>
      <text:p text:style-name="P2"/>
      <text:p text:style-name="P2">Every day i get up to have breakfast at 9 am, <text:span text:style-name="T1">i go to riwi 2 pm until 8 30 pm , <text:s/>and i do the given activities when i get <text:s/>home. I currently work part-time. </text:span></text:p>
      <text:p text:style-name="P3">I usually watch reruns of football matches that i couldn’t watch or i’m going to play soccer on the field.</text:p>
      <text:p text:style-name="P3"/>
      <text:p text:style-name="P3">On weekends i get up at 8 am to wacth soccer matches.</text:p>
      <text:p text:style-name="P4">And i’m sure i’ll do the same next week.</text:p>
      <text:p text:style-name="P2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2T18:28:32.715690286</meta:creation-date>
    <dc:date>2025-04-22T19:53:27.380903227</dc:date>
    <meta:editing-duration>PT32M7S</meta:editing-duration>
    <meta:editing-cycles>1</meta:editing-cycles>
    <meta:document-statistic meta:table-count="0" meta:image-count="0" meta:object-count="0" meta:page-count="1" meta:paragraph-count="5" meta:word-count="95" meta:character-count="455" meta:non-whitespace-character-count="362"/>
    <meta:generator>LibreOffice/24.2.7.2$Linux_X86_64 LibreOffice_project/420$Build-2</meta:generator>
  </office:meta>
</office:document-meta>
</file>